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background-color="#ff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Place zero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</table:table-row>
        <table:table-row table:style-name="ro1">
          <table:table-cell office:value-type="string" calcext:value-type="string">
            <text:p>Test based from place 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ce 0 -- empty finish</text:p>
          </table:table-cell>
          <table:table-cell office:value-type="float" office:value="0.000003" calcext:value-type="float">
            <text:p>3.00E-006</text:p>
          </table:table-cell>
          <table:table-cell table:style-name="ce3" office:value-type="float" office:value="0.0000062" calcext:value-type="float">
            <text:p>6.20E-006</text:p>
          </table:table-cell>
          <table:table-cell table:style-name="ce3" office:value-type="float" office:value="0.0000068" calcext:value-type="float">
            <text:p>6.80E-006</text:p>
          </table:table-cell>
        </table:table-row>
        <table:table-row table:style-name="ro1">
          <table:table-cell office:value-type="string" calcext:value-type="string">
            <text:p>place 0 -- local termination of 100 activities</text:p>
          </table:table-cell>
          <table:table-cell office:value-type="float" office:value="0.00014" calcext:value-type="float">
            <text:p>1.40E-004</text:p>
          </table:table-cell>
          <table:table-cell table:style-name="ce3" office:value-type="float" office:value="0.00039" calcext:value-type="float">
            <text:p>3.90E-004</text:p>
          </table:table-cell>
          <table:table-cell table:style-name="ce3" office:value-type="float" office:value="0.00036" calcext:value-type="float">
            <text:p>3.60E-004</text:p>
          </table:table-cell>
        </table:table-row>
        <table:table-row table:style-name="ro1">
          <table:table-cell office:value-type="string" calcext:value-type="string">
            <text:p>place 0 -- single activity</text:p>
          </table:table-cell>
          <table:table-cell office:value-type="float" office:value="0.00023" calcext:value-type="float">
            <text:p>2.30E-004</text:p>
          </table:table-cell>
          <table:table-cell table:style-name="ce3" office:value-type="float" office:value="0.00036" calcext:value-type="float">
            <text:p>3.60E-004</text:p>
          </table:table-cell>
          <table:table-cell table:style-name="ce3" office:value-type="float" office:value="0.00046" calcext:value-type="float">
            <text:p>4.60E-004</text:p>
          </table:table-cell>
        </table:table-row>
        <table:table-row table:style-name="ro1">
          <table:table-cell office:value-type="string" calcext:value-type="string">
            <text:p>place 0 -- flat fan out</text:p>
          </table:table-cell>
          <table:table-cell office:value-type="float" office:value="0.00064" calcext:value-type="float">
            <text:p>6.40E-004</text:p>
          </table:table-cell>
          <table:table-cell office:value-type="float" office:value="0.001706761881525" calcext:value-type="float">
            <text:p>0.0017067619</text:p>
          </table:table-cell>
          <table:table-cell office:value-type="float" office:value="0.002185970726957" calcext:value-type="float">
            <text:p>0.0021859707</text:p>
          </table:table-cell>
        </table:table-row>
        <table:table-row table:style-name="ro1">
          <table:table-cell office:value-type="string" calcext:value-type="string">
            <text:p>place 0 -- flat fan out - message back</text:p>
          </table:table-cell>
          <table:table-cell table:style-name="ce2" office:value-type="float" office:value="0.001043135459271" calcext:value-type="float">
            <text:p>0.0010431355</text:p>
          </table:table-cell>
          <table:table-cell office:value-type="float" office:value="0.001939112435962" calcext:value-type="float">
            <text:p>0.0019391124</text:p>
          </table:table-cell>
          <table:table-cell office:value-type="float" office:value="0.002390669483095" calcext:value-type="float">
            <text:p>0.0023906695</text:p>
          </table:table-cell>
        </table:table-row>
        <table:table-row table:style-name="ro1">
          <table:table-cell office:value-type="string" calcext:value-type="string">
            <text:p>place 0 -- fan out - internal work 100 activities</text:p>
          </table:table-cell>
          <table:table-cell table:style-name="ce2" office:value-type="float" office:value="0.001301811526494" calcext:value-type="float">
            <text:p>0.0013018115</text:p>
          </table:table-cell>
          <table:table-cell office:value-type="float" office:value="0.003287891132581" calcext:value-type="float">
            <text:p>0.0032878911</text:p>
          </table:table-cell>
          <table:table-cell office:value-type="float" office:value="0.0041651235148" calcext:value-type="float">
            <text:p>0.0041651235</text:p>
          </table:table-cell>
        </table:table-row>
        <table:table-row table:style-name="ro1">
          <table:table-cell office:value-type="string" calcext:value-type="string">
            <text:p>place 0 -- fan out - broadcast</text:p>
          </table:table-cell>
          <table:table-cell table:style-name="Default" office:value-type="float" office:value="0.005423599991866" calcext:value-type="float">
            <text:p>0.0054236</text:p>
          </table:table-cell>
          <table:table-cell table:style-name="ce2" office:value-type="float" office:value="0.003428359407611" calcext:value-type="float">
            <text:p>0.0034283594</text:p>
          </table:table-cell>
          <table:table-cell office:value-type="float" office:value="0.004354876274706" calcext:value-type="float">
            <text:p>0.0043548763</text:p>
          </table:table-cell>
        </table:table-row>
        <table:table-row table:style-name="ro1">
          <table:table-cell office:value-type="string" calcext:value-type="string">
            <text:p>place 0 -- fan out - nested finish broadcast</text:p>
          </table:table-cell>
          <table:table-cell table:style-name="ce2" office:value-type="float" office:value="0.005873450451556" calcext:value-type="float">
            <text:p>0.0058734505</text:p>
          </table:table-cell>
          <table:table-cell office:value-type="float" office:value="0.013510174211876" calcext:value-type="float">
            <text:p>0.0135101742</text:p>
          </table:table-cell>
          <table:table-cell office:value-type="float" office:value="0.022527548648649" calcext:value-type="float">
            <text:p>0.0225275486</text:p>
          </table:table-cell>
        </table:table-row>
        <table:table-row table:style-name="ro1">
          <table:table-cell office:value-type="string" calcext:value-type="string">
            <text:p>place 0 -- tree fan out</text:p>
          </table:table-cell>
          <table:table-cell table:style-name="ce2" office:value-type="float" office:value="0.001145685909361" calcext:value-type="float">
            <text:p>0.0011456859</text:p>
          </table:table-cell>
          <table:table-cell office:value-type="float" office:value="0.002783250865294" calcext:value-type="float">
            <text:p>0.0027832509</text:p>
          </table:table-cell>
          <table:table-cell office:value-type="float" office:value="0.003943792745268" calcext:value-type="float">
            <text:p>0.0039437927</text:p>
          </table:table-cell>
        </table:table-row>
        <table:table-row table:style-name="ro1">
          <table:table-cell office:value-type="string" calcext:value-type="string">
            <text:p>place 0 -- ring around via at</text:p>
          </table:table-cell>
          <table:table-cell table:style-name="Default" office:value-type="float" office:value="0.010324101815273" calcext:value-type="float">
            <text:p>0.0103241018</text:p>
          </table:table-cell>
          <table:table-cell table:style-name="ce2" office:value-type="float" office:value="0.00122086034721" calcext:value-type="float">
            <text:p>0.0012208603</text:p>
          </table:table-cell>
          <table:table-cell office:value-type="float" office:value="0.001662649932003" calcext:value-type="float">
            <text:p>0.001662649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st based from place 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ce 1 -- empty finish</text:p>
          </table:table-cell>
          <table:table-cell office:value-type="float" office:value="0.0000042" calcext:value-type="float">
            <text:p>4.20E-006</text:p>
          </table:table-cell>
          <table:table-cell table:style-name="ce3" office:value-type="float" office:value="0.0000081" calcext:value-type="float">
            <text:p>8.10E-006</text:p>
          </table:table-cell>
          <table:table-cell table:style-name="ce3" office:value-type="float" office:value="0.0000089" calcext:value-type="float">
            <text:p>8.90E-006</text:p>
          </table:table-cell>
        </table:table-row>
        <table:table-row table:style-name="ro1">
          <table:table-cell office:value-type="string" calcext:value-type="string">
            <text:p>place 1 -- local termination of 100 activities</text:p>
          </table:table-cell>
          <table:table-cell office:value-type="float" office:value="0.00014" calcext:value-type="float">
            <text:p>1.40E-004</text:p>
          </table:table-cell>
          <table:table-cell table:style-name="ce3" office:value-type="float" office:value="0.00035" calcext:value-type="float">
            <text:p>3.50E-004</text:p>
          </table:table-cell>
          <table:table-cell table:style-name="ce3" office:value-type="float" office:value="0.00039" calcext:value-type="float">
            <text:p>3.90E-004</text:p>
          </table:table-cell>
        </table:table-row>
        <table:table-row table:style-name="ro1">
          <table:table-cell office:value-type="string" calcext:value-type="string">
            <text:p>place 1 -- single activity</text:p>
          </table:table-cell>
          <table:table-cell office:value-type="float" office:value="0.00036" calcext:value-type="float">
            <text:p>3.60E-004</text:p>
          </table:table-cell>
          <table:table-cell table:style-name="ce3" office:value-type="float" office:value="0.00039" calcext:value-type="float">
            <text:p>3.90E-004</text:p>
          </table:table-cell>
          <table:table-cell table:style-name="ce3" office:value-type="float" office:value="0.00072" calcext:value-type="float">
            <text:p>7.20E-004</text:p>
          </table:table-cell>
        </table:table-row>
        <table:table-row table:style-name="ro1">
          <table:table-cell office:value-type="string" calcext:value-type="string">
            <text:p>place 1 -- flat fan out</text:p>
          </table:table-cell>
          <table:table-cell office:value-type="float" office:value="0.00096" calcext:value-type="float">
            <text:p>9.60E-004</text:p>
          </table:table-cell>
          <table:table-cell office:value-type="float" office:value="0.001891759540377" calcext:value-type="float">
            <text:p>0.0018917595</text:p>
          </table:table-cell>
          <table:table-cell office:value-type="float" office:value="0.002602005501026" calcext:value-type="float">
            <text:p>0.0026020055</text:p>
          </table:table-cell>
        </table:table-row>
        <table:table-row table:style-name="ro1">
          <table:table-cell office:value-type="string" calcext:value-type="string">
            <text:p>place 1 -- flat fan out - message back</text:p>
          </table:table-cell>
          <table:table-cell table:style-name="ce2" office:value-type="float" office:value="0.001881713381111" calcext:value-type="float">
            <text:p>0.0018817134</text:p>
          </table:table-cell>
          <table:table-cell office:value-type="float" office:value="0.002069540516531" calcext:value-type="float">
            <text:p>0.0020695405</text:p>
          </table:table-cell>
          <table:table-cell office:value-type="float" office:value="0.002683218908158" calcext:value-type="float">
            <text:p>0.0026832189</text:p>
          </table:table-cell>
        </table:table-row>
        <table:table-row table:style-name="ro1">
          <table:table-cell office:value-type="string" calcext:value-type="string">
            <text:p>place 1 -- fan out - internal work 100 activities</text:p>
          </table:table-cell>
          <table:table-cell table:style-name="ce2" office:value-type="float" office:value="0.001565024936094" calcext:value-type="float">
            <text:p>0.0015650249</text:p>
          </table:table-cell>
          <table:table-cell office:value-type="float" office:value="0.00348334107931" calcext:value-type="float">
            <text:p>0.0034833411</text:p>
          </table:table-cell>
          <table:table-cell office:value-type="float" office:value="0.004730769813636" calcext:value-type="float">
            <text:p>0.0047307698</text:p>
          </table:table-cell>
        </table:table-row>
        <table:table-row table:style-name="ro1">
          <table:table-cell office:value-type="string" calcext:value-type="string">
            <text:p>place 1 -- fan out - broadcast</text:p>
          </table:table-cell>
          <table:table-cell table:style-name="Default" office:value-type="float" office:value="0.009272184729379" calcext:value-type="float">
            <text:p>0.0092721847</text:p>
          </table:table-cell>
          <table:table-cell table:style-name="ce2" office:value-type="float" office:value="0.003835394064417" calcext:value-type="float">
            <text:p>0.0038353941</text:p>
          </table:table-cell>
          <table:table-cell office:value-type="float" office:value="0.005044736372163" calcext:value-type="float">
            <text:p>0.0050447364</text:p>
          </table:table-cell>
        </table:table-row>
        <table:table-row table:style-name="ro1">
          <table:table-cell office:value-type="string" calcext:value-type="string">
            <text:p>place 1 -- fan out - nested finish broadcast</text:p>
          </table:table-cell>
          <table:table-cell table:style-name="ce2" office:value-type="float" office:value="0.009722172808552" calcext:value-type="float">
            <text:p>0.0097221728</text:p>
          </table:table-cell>
          <table:table-cell office:value-type="float" office:value="0.015856840232595" calcext:value-type="float">
            <text:p>0.0158568402</text:p>
          </table:table-cell>
          <table:table-cell office:value-type="float" office:value="0.022491469539326" calcext:value-type="float">
            <text:p>0.0224914695</text:p>
          </table:table-cell>
        </table:table-row>
        <table:table-row table:style-name="ro1">
          <table:table-cell office:value-type="string" calcext:value-type="string">
            <text:p>place 1 -- tree fan out</text:p>
          </table:table-cell>
          <table:table-cell office:value-type="float" office:value="0.00078" calcext:value-type="float">
            <text:p>7.80E-004</text:p>
          </table:table-cell>
          <table:table-cell office:value-type="float" office:value="0.001488389992112" calcext:value-type="float">
            <text:p>0.00148839</text:p>
          </table:table-cell>
          <table:table-cell office:value-type="float" office:value="0.002329056490452" calcext:value-type="float">
            <text:p>0.0023290565</text:p>
          </table:table-cell>
        </table:table-row>
        <table:table-row table:style-name="ro1">
          <table:table-cell office:value-type="string" calcext:value-type="string">
            <text:p>place 1 -- ring around via at</text:p>
          </table:table-cell>
          <table:table-cell table:style-name="Default" office:value-type="float" office:value="0.010280327170606" calcext:value-type="float">
            <text:p>0.0102803272</text:p>
          </table:table-cell>
          <table:table-cell table:style-name="ce1" office:value-type="float" office:value="0.00047" calcext:value-type="float">
            <text:p>4.70E-004</text:p>
          </table:table-cell>
          <table:table-cell table:style-name="ce3" office:value-type="float" office:value="0.00066" calcext:value-type="float">
            <text:p>6.60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8:40:49.658297023</meta:creation-date>
    <dc:date>2018-01-02T18:46:28.298457106</dc:date>
    <meta:editing-duration>P0D</meta:editing-duration>
    <meta:editing-cycles>1</meta:editing-cycles>
    <meta:document-statistic meta:table-count="1" meta:cell-count="85" meta:object-count="0"/>
    <meta:generator>LibreOffice/4.2.8.2$Linux_X86_64 LibreOffice_project/420m0$Build-2</meta:generator>
  </office:meta>
</office:document-meta>
</file>